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e200" officeooo:paragraph-rsid="0013e200"/>
    </style:style>
    <style:style style:name="P2" style:family="paragraph" style:parent-style-name="Standard">
      <style:text-properties style:font-name="FreeSans" officeooo:rsid="0013e200" officeooo:paragraph-rsid="0013e200"/>
    </style:style>
    <style:style style:name="P3" style:family="paragraph" style:parent-style-name="Standard">
      <style:text-properties fo:font-variant="normal" fo:text-transform="none" fo:color="#2d3b45" style:font-name="Lato Extended" fo:font-size="12pt" fo:letter-spacing="normal" fo:font-style="normal" fo:font-weight="normal" officeooo:rsid="0013e200" officeooo:paragraph-rsid="0013e200"/>
    </style:style>
    <style:style style:name="P4" style:family="paragraph" style:parent-style-name="Standard">
      <style:text-properties fo:font-variant="normal" fo:text-transform="none" fo:color="#2d3b45" style:font-name="Lato Extended" fo:font-size="12pt" fo:letter-spacing="normal" fo:font-style="normal" fo:font-weight="normal" officeooo:paragraph-rsid="0013e200"/>
    </style:style>
    <style:style style:name="P5"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3e200"/>
    </style:style>
    <style:style style:name="P7"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80584"/>
    </style:style>
    <style:style style:name="P8"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6a139"/>
    </style:style>
    <style:style style:name="P9"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8bfa3"/>
    </style:style>
    <style:style style:name="P10"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4bd24" officeooo:paragraph-rsid="0014bd24"/>
    </style:style>
    <style:style style:name="P11"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6a139" officeooo:paragraph-rsid="0016a139"/>
    </style:style>
    <style:style style:name="P12"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80584" officeooo:paragraph-rsid="00180584"/>
    </style:style>
    <style:style style:name="P13"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8bfa3" officeooo:paragraph-rsid="0018bfa3"/>
    </style:style>
    <style:style style:name="P14" style:family="paragraph" style:parent-style-name="Standard">
      <style:paragraph-properties fo:margin-left="0in" fo:margin-right="0in" fo:orphans="2" fo:widows="2" fo:text-indent="0in" style:auto-text-indent="false"/>
      <style:text-properties fo:font-variant="normal" fo:text-transform="none" fo:color="#2d3b45" fo:letter-spacing="normal"/>
    </style:style>
    <style:style style:name="P15" style:family="paragraph" style:parent-style-name="Standard">
      <style:paragraph-properties fo:margin-left="0in" fo:margin-right="0in" fo:orphans="2" fo:widows="2" fo:text-indent="0in" style:auto-text-indent="false"/>
      <style:text-properties fo:font-variant="normal" fo:text-transform="none" fo:color="#2d3b45" fo:letter-spacing="normal" loext:padding-left="0in" loext:padding-right="0in" loext:padding-top="0.0835in" loext:padding-bottom="0in" loext:border-left="none" loext:border-right="none" loext:border-top="0.06pt solid #dddddd" loext:border-bottom="none"/>
    </style:style>
    <style:style style:name="P16" style:family="paragraph" style:parent-style-name="Standard">
      <style:paragraph-properties fo:margin-left="0in" fo:margin-right="0in" fo:orphans="2" fo:widows="2" fo:text-indent="0in" style:auto-text-indent="false"/>
    </style:style>
    <style:style style:name="P17" style:family="paragraph" style:parent-style-name="Standard">
      <style:paragraph-properties fo:margin-left="0in" fo:margin-right="0in" fo:orphans="2" fo:widows="2" fo:text-indent="0in" style:auto-text-indent="false"/>
      <style:text-properties officeooo:rsid="0018bfa3" officeooo:paragraph-rsid="0018bfa3"/>
    </style:style>
    <style:style style:name="P18"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19" style:family="paragraph" style:parent-style-name="Standard">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20" style:family="paragraph" style:parent-style-name="Standard">
      <style:paragraph-properties fo:margin-top="0in" fo:margin-bottom="0.0835in" loext:contextual-spacing="false" fo:orphans="2" fo:widows="2"/>
      <style:text-properties fo:font-variant="normal" fo:text-transform="none" fo:color="#2d3b45" fo:letter-spacing="normal" loext:padding-left="0in" loext:padding-right="0in" loext:padding-top="0.0835in" loext:padding-bottom="0in" loext:border-left="none" loext:border-right="none" loext:border-top="0.06pt solid #dddddd" loext:border-bottom="none"/>
    </style:style>
    <style:style style:name="P2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2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officeooo:rsid="0018bfa3" officeooo:paragraph-rsid="0018bfa3"/>
    </style:style>
    <style:style style:name="P23"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fo:letter-spacing="normal"/>
    </style:style>
    <style:style style:name="T1" style:family="text">
      <style:text-properties officeooo:rsid="0013e200"/>
    </style:style>
    <style:style style:name="T2" style:family="text">
      <style:text-properties fo:font-size="10.5pt"/>
    </style:style>
    <style:style style:name="T3" style:family="text">
      <style:text-properties fo:font-size="10.5pt" loext:padding-left="0in" loext:padding-right="0in" loext:padding-top="0.0835in" loext:padding-bottom="0in" loext:border-left="none" loext:border-right="none" loext:border-top="0.06pt solid #dddddd" loext:border-bottom="none"/>
    </style:style>
    <style:style style:name="T4" style:family="text">
      <style:text-properties officeooo:rsid="0014bd24"/>
    </style:style>
    <style:style style:name="T5" style:family="text">
      <style:text-properties officeooo:rsid="0016a139"/>
    </style:style>
    <style:style style:name="T6" style:family="text">
      <style:text-properties fo:font-weight="bold" style:font-weight-asian="bold" style:font-weight-complex="bold"/>
    </style:style>
    <style:style style:name="T7" style:family="text">
      <style:text-properties fo:font-weight="bold" officeooo:rsid="00180584" style:font-weight-asian="bold" style:font-weight-complex="bold"/>
    </style:style>
    <style:style style:name="T8" style:family="text">
      <style:text-properties officeooo:rsid="00170b86"/>
    </style:style>
    <style:style style:name="T9" style:family="text">
      <style:text-properties officeooo:rsid="00180584"/>
    </style:style>
    <style:style style:name="T10" style:family="text">
      <style:text-properties style:font-name="Lato Extended" fo:font-size="12pt" fo:font-style="normal" fo:font-weight="normal"/>
    </style:style>
    <style:style style:name="T11" style:family="text">
      <style:text-properties style:font-name="Lato Extended" fo:font-size="12pt" fo:font-style="normal" fo:font-weight="normal" officeooo:rsid="00180584"/>
    </style:style>
    <style:style style:name="T12" style:family="text">
      <style:text-properties style:font-name="Lato Extended" fo:font-size="12pt" fo:font-style="normal" fo:font-weight="normal" officeooo:rsid="0018bfa3" loext:padding-left="0in" loext:padding-right="0in" loext:padding-top="0.0835in" loext:padding-bottom="0in" loext:border-left="none" loext:border-right="none" loext:border-top="0.06pt solid #dddddd" loext:border-bottom="none"/>
    </style:style>
    <style:style style:name="T13" style:family="text">
      <style:text-properties loext:padding-left="0in" loext:padding-right="0in" loext:padding-top="0.0835in" loext:padding-bottom="0in" loext:border-left="none" loext:border-right="none" loext:border-top="0.06pt solid #dddddd" loext:border-bottom="none"/>
    </style:style>
    <style:style style:name="T14" style:family="text">
      <style:text-properties fo:font-variant="normal" fo:text-transform="none" fo:color="#2d3b45" style:font-name="Lato Extended" fo:font-size="12pt" fo:letter-spacing="normal" fo:font-style="normal" fo:font-weight="normal"/>
    </style:style>
    <style:style style:name="T15" style:family="text">
      <style:text-properties fo:font-variant="normal" fo:text-transform="none" fo:color="#2d3b45" style:font-name="Lato Extended" fo:font-size="12pt" fo:letter-spacing="normal" fo:font-style="normal" fo:font-weight="normal" loext:padding-left="0in" loext:padding-right="0in" loext:padding-top="0.0835in" loext:padding-bottom="0in" loext:border-left="none" loext:border-right="none" loext:border-top="0.06pt solid #dddddd" loext:border-bottom="none"/>
    </style:style>
    <style:style style:name="T16" style:family="text">
      <style:text-properties fo:font-variant="normal" fo:text-transform="none" fo:color="#2d3b45" style:font-name="Lato Extended" fo:font-size="12pt" fo:letter-spacing="normal" fo:font-style="normal" fo:font-weight="bold" style:font-weight-asian="bold" style:font-weight-complex="bold" loext:padding-left="0in" loext:padding-right="0in" loext:padding-top="0.0835in" loext:padding-bottom="0in" loext:border-left="none" loext:border-right="none" loext:border-top="0.06pt solid #dddddd" loext:border-bottom="none"/>
    </style:style>
    <style:style style:name="T17" style:family="text">
      <style:text-properties officeooo:rsid="0018bfa3"/>
    </style:style>
    <style:style style:name="T18" style:family="text">
      <style:text-properties officeooo:rsid="0018bfa3" loext:padding-left="0in" loext:padding-right="0in" loext:padding-top="0.0835in" loext:padding-bottom="0in" loext:border-left="none" loext:border-right="none" loext:border-top="0.06pt solid #dddddd" loext:border-bottom="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T 3550 </text:p>
      <text:p text:style-name="P1"/>
      <text:p text:style-name="P1"/>
      <text:p text:style-name="P2">Chapter 1 Quiz </text:p>
      <text:p text:style-name="P2"/>
      <text:p text:style-name="P3">In order to assess the critical issues in information management, a manager should know the IS infrastructure components. These are hardware, software, network and _______.</text:p>
      <text:p text:style-name="P3"/>
      <text:p text:style-name="P3">→ data </text:p>
      <text:p text:style-name="P3"/>
      <text:p text:style-name="P3">Hypercompetition refers to where a firm obtains more than 5 strong competitors.</text:p>
      <text:p text:style-name="P3"/>
      <text:p text:style-name="P3">→ False </text:p>
      <text:p text:style-name="P3"/>
      <text:p text:style-name="P3">To remain competitive, an organization’s business strategy must adapt and respond to all of the following variables. Which variable in particular does IS help to determine?</text:p>
      <text:p text:style-name="P3"/>
      <text:p text:style-name="P4"><text:span text:style-name="T1">→ </text:span><text:span text:style-name="T2">The capabilities of the organization</text:span></text:p>
      <text:p text:style-name="P14"/>
      <text:p text:style-name="P14"/>
      <text:p text:style-name="P5">Is a company more likely to adjust its mission statement or its business strategy? Explain your answer.</text:p>
      <text:p text:style-name="P18"/>
      <text:p text:style-name="P18">→<text:span text:style-name="T1"> </text:span>Your Answer:</text:p>
      <text:p text:style-name="P21">Business strategy- The mission statement is the core values and morals and standards of the company and what they stand for. Business strategy is how they run their company and how they make their business </text:p>
      <text:p text:style-name="P14"/>
      <text:p text:style-name="P5">Google has disrupted a number of industries, particularly the advertising and software industries. Google's ability to quickly and aggressively provide new products and services is best described by:</text:p>
      <text:p text:style-name="P5"/>
      <text:p text:style-name="P5">→<text:span text:style-name="T1"> </text:span><text:span text:style-name="T2">The Hypercompetition Model</text:span></text:p>
      <text:p text:style-name="P14"> </text:p>
      <text:p text:style-name="P5">The organizational strategy should ideally _____ the IS strategy.</text:p>
      <text:p text:style-name="P5"/>
      <text:p text:style-name="P5">→<text:span text:style-name="T1"> complement </text:span></text:p>
      <text:p text:style-name="P5"/>
      <text:p text:style-name="P5"/>
      <text:p text:style-name="P5"/>
      <text:p text:style-name="P5"/>
      <text:p text:style-name="P5"/>
      <text:p text:style-name="P6"><text:soft-page-break/>According to Porter’s Generic Strategies Framework, a company that limits its scope to a narrower segment of the market is exercising this type of strategy.</text:p>
      <text:p text:style-name="P6"/>
      <text:p text:style-name="P6">→<text:span text:style-name="T1"> </text:span>Your Answer:</text:p>
      <text:p text:style-name="P21">focus </text:p>
      <text:p text:style-name="P21">The general manager for a retail clothing outlet was recently cited as saying, “IT is the cornerstone of our company. All of our decisions are based on the sophisticated systems that we have deployed throughout our organization. IT drives our decisions.” What position should the manager hold regarding IT and its influence on decision making?</text:p>
      <text:p text:style-name="P21">→<text:span text:style-name="T1"> </text:span><text:span text:style-name="T2">Business strategy should drive IS decision making</text:span></text:p>
      <text:p text:style-name="P14"> </text:p>
      <text:p text:style-name="P5">The _______________ framework suggests that the speed and aggressiveness of the moves and countermoves in any given market create an environment in which advantages are “rapidly created and eroded.”</text:p>
      <text:p text:style-name="P5"/>
      <text:p text:style-name="P5">→<text:span text:style-name="T4"> </text:span>hyoercompetition</text:p>
      <text:p text:style-name="P5"/>
      <text:p text:style-name="P5"/>
      <text:p text:style-name="P5">Social business opportunities fall into one of three categories: collaboration, engagement or ______.</text:p>
      <text:p text:style-name="P5"/>
      <text:p text:style-name="P5">→<text:span text:style-name="T4"> innovation </text:span></text:p>
      <text:p text:style-name="P5"/>
      <text:p text:style-name="P5"/>
      <text:p text:style-name="P5">Apple’s introduction of the iPhone while iPod sales were still very strong is an example of DYB.</text:p>
      <text:p text:style-name="P5"/>
      <text:p text:style-name="P5">→<text:span text:style-name="T4"> True </text:span></text:p>
      <text:p text:style-name="P5"/>
      <text:p text:style-name="P5"/>
      <text:p text:style-name="P5">GE employees develop a DYB strategy to destroy an existing competitive advantage so that they can then find fresh new ways to serve the customer by next applying a ________ strategy.</text:p>
      <text:p text:style-name="P5"/>
      <text:p text:style-name="P5">→<text:span text:style-name="T4"> Grow your business or GYB for short </text:span></text:p>
      <text:p text:style-name="P5"/>
      <text:p text:style-name="P5"/>
      <text:p text:style-name="P5">GE recognized that it could only sustain its competitive advantage for a limited time as competitors attempted to outmaneuver them. What was the model that Welch applied to help solve this problem?</text:p>
      <text:p text:style-name="P5"/>
      <text:p text:style-name="P5">→<text:span text:style-name="T4"> Destroy your business </text:span></text:p>
      <text:p text:style-name="P5"><text:soft-page-break/></text:p>
      <text:p text:style-name="P5">The IS strategy can affect and is affected by changes in a company’s business and _______ strategies.</text:p>
      <text:p text:style-name="P5"/>
      <text:p text:style-name="P5">→<text:span text:style-name="T4"> </text:span>organizational </text:p>
      <text:p text:style-name="P5"/>
      <text:p text:style-name="P5"/>
      <text:p text:style-name="P10">Chapter 2 Quiz </text:p>
      <text:p text:style-name="P10"/>
      <text:p text:style-name="P10"/>
      <text:p text:style-name="P5">Identify each resource below as an IT asset or an IT capability.</text:p>
      <text:p text:style-name="P5"/>
      <text:p text:style-name="P10">IT asset → Information Repository </text:p>
      <text:p text:style-name="P10"/>
      <text:p text:style-name="P10">IT asset → IT infrastructure </text:p>
      <text:p text:style-name="P10"/>
      <text:p text:style-name="P10">IT asset → Software </text:p>
      <text:p text:style-name="P10"/>
      <text:p text:style-name="P10">IT asset → Network </text:p>
      <text:p text:style-name="P10"/>
      <text:p text:style-name="P10">IT capability → Ability to design, develop and implement IS </text:p>
      <text:p text:style-name="P10"/>
      <text:p text:style-name="P10">IT capability → Project management </text:p>
      <text:p text:style-name="P10"/>
      <text:p text:style-name="P10">IT capability → Relationship skills </text:p>
      <text:p text:style-name="P10"/>
      <text:p text:style-name="P10"/>
      <text:p text:style-name="P5">Facebook has for some years offered services that many individuals have adapted to, making it difficult for them to choose another social networking site. It can be said that Facebook has protected itself well from which competitive force since the beginning?</text:p>
      <text:p text:style-name="P5"/>
      <text:p text:style-name="P5">→<text:span text:style-name="T5"> </text:span><text:span text:style-name="T2">Potential threat of new entrants</text:span></text:p>
      <text:p text:style-name="P14"> </text:p>
      <text:p text:style-name="P14"/>
      <text:p text:style-name="P5">Explain why relationship skills are becoming more important to IS managers in today’s economy.</text:p>
      <text:p text:style-name="P18"/>
      <text:p text:style-name="P18">→<text:span text:style-name="T5"> </text:span>Your Answer:</text:p>
      <text:p text:style-name="P21">They are trying to keep costs low and productivity high. </text:p>
      <text:p text:style-name="P21">With time and skills, they want someone that is 20 yrs old with a master's degree and cheap. </text:p>
      <text:p text:style-name="P14"/>
      <text:p text:style-name="P5"><text:soft-page-break/></text:p>
      <text:p text:style-name="P5">Match an organization’s activity with the competitive force it has successfully influenced.</text:p>
      <text:p text:style-name="P5"/>
      <text:p text:style-name="P11"><text:span text:style-name="T6">Threat of new entrants →</text:span> Walmart massive, complex inventory control system is hard for others to replicate and gain the same economies of scale. </text:p>
      <text:p text:style-name="P11"/>
      <text:p text:style-name="P11"><text:span text:style-name="T6">Bargaining power of the buyer →</text:span> Amazon’s one click ordering system makes buying online easy, enticing the customer to return for other purchases. </text:p>
      <text:p text:style-name="P11"/>
      <text:p text:style-name="P11"><text:span text:style-name="T6">Threat of substitute product →</text:span> Apple’s ability to create new products even at the risk of cannibalizing existing products </text:p>
      <text:p text:style-name="P11"/>
      <text:p text:style-name="P11"><text:span text:style-name="T6">Bargaining power of suppliers → </text:span>Amazon’s purchase of Zappos. </text:p>
      <text:p text:style-name="P11"/>
      <text:p text:style-name="P11"/>
      <text:p text:style-name="P11">Which part of the value chain includes the manufacturing of goods?</text:p>
      <text:p text:style-name="P11"/>
      <text:p text:style-name="P11">→<text:span text:style-name="T8"> operations </text:span></text:p>
      <text:p text:style-name="P11"/>
      <text:p text:style-name="P11"/>
      <text:p text:style-name="P11">Provide an example of two companies that have built an effective co-opetition. Briefly explain the benefit of the relationship.</text:p>
      <text:p text:style-name="P18"/>
      <text:p text:style-name="P18">→<text:span text:style-name="T8"> </text:span>Your Answer:</text:p>
      <text:p text:style-name="P21">I wanted to think of my own companies not what was said in the book. But Costco has their own products called Kirkland and they have other companies they use. But they are able to generate money and work together. Customers can make their own choices and pick either at their stores.  </text:p>
      <text:p text:style-name="P21">These two brands can work together, though they don't have to work with Costco, Costco makes it so everyone gets the love and they don't have Costco full of Kirkland brands and their brand isn't so cheap or expensive that the other vendors can't make money. </text:p>
      <text:p text:style-name="P11"/>
      <text:p text:style-name="P11"/>
      <text:p text:style-name="P11"/>
      <text:p text:style-name="P11"/>
      <text:p text:style-name="P11"/>
      <text:p text:style-name="P11"/>
      <text:p text:style-name="P11"/>
      <text:p text:style-name="P11"/>
      <text:p text:style-name="P11"/>
      <text:p text:style-name="P11"><text:soft-page-break/>Starbucks allows customers in the US to use smartphones to pay for their purchases in an effort to drive sales. Starbucks uses a reader in the store to scan a bar code displayed on the customer's smartphone screen. While this use of information resources may be used to gain a strategic advantage, there are possible risks. Match the potentially harmful experience below with the IT risk it represents:</text:p>
      <text:p text:style-name="P11"/>
      <text:p text:style-name="P7"><text:span text:style-name="T7">Implementing IS poorly → </text:span>Someone reported that the use of the mobile payment application was causing longer lines at the cash register.</text:p>
      <text:p text:style-name="P7"/>
      <text:p text:style-name="P7"><text:span text:style-name="T7">Demonstrate bad timing → </text:span>A very small percentage of customers use the service because few have mobile devices and even fewer are able to download and use the application.</text:p>
      <text:p text:style-name="P7"/>
      <text:p text:style-name="P12"><text:span text:style-name="T6">Awaking a sleeping giant →</text:span> A credit card processing agency deploys a smartphone </text:p>
      <text:p text:style-name="P12">application for mobile payments that can be used in any retail environment. </text:p>
      <text:p text:style-name="P11"/>
      <text:p text:style-name="P11"/>
      <text:p text:style-name="P11">A firm releases a new technology only to have a competitor implement a similar technology with more features and value to the consumer. This would be which type of risk?</text:p>
      <text:p text:style-name="P11"/>
      <text:p text:style-name="P8"><text:span text:style-name="T5">→</text:span><text:span text:style-name="T9"> </text:span><text:span text:style-name="T2">Awakening a sleeping giant</text:span></text:p>
      <text:p text:style-name="P14"> </text:p>
      <text:p text:style-name="P5">Two automobile manufacturers are working together to develop hybrid technology. This type of relationship between the two automobile manufacturers is best described as:</text:p>
      <text:p text:style-name="P5"/>
      <text:p text:style-name="P5">→<text:span text:style-name="T9"> Co-opetition </text:span></text:p>
      <text:p text:style-name="P5"/>
      <text:p text:style-name="P5"/>
      <text:p text:style-name="P5">For a company whose main product is information (like a financial services company), the company must co-create its ________ strategy and ________ strategy.</text:p>
      <text:p text:style-name="P18"/>
      <text:p text:style-name="P18">→<text:span text:style-name="T9"> </text:span>Your Answer:</text:p>
      <text:p text:style-name="P21">Business </text:p>
      <text:p text:style-name="P21">IS</text:p>
      <text:p text:style-name="P21"/>
      <text:p text:style-name="P21"><text:soft-page-break/>A firm that acquires a supplier is looking to reduce the "bargaining power of suppliers" force.</text:p>
      <text:p text:style-name="P21">→<text:span text:style-name="T9"> True </text:span></text:p>
      <text:p text:style-name="P21">The Nike + iPod Sports Kit is a sensor in your shoe that syncs with your iPod and provides details about your workout. This inter-organizational relationship affords both Nike and Apple a business advantage. This relationship between Nike and Apple is best described as:</text:p>
      <text:p text:style-name="P21">→<text:span text:style-name="T9"> Strategic alliance </text:span></text:p>
      <text:p text:style-name="P19">This is a collection of firms that, using technology, extend their business relationships and connect their value chains.</text:p>
      <text:p text:style-name="P18">→Your Answer:</text:p>
      <text:p text:style-name="P21">value system </text:p>
      <text:p text:style-name="P21">A link beween a firm’s IS strategy and business strategy focuses more on its external requirements than internal requirements.</text:p>
      <text:p text:style-name="P21">→<text:span text:style-name="T9"> True </text:span></text:p>
      <text:p text:style-name="P21">Porter’s value chain framework suggests that a competitive advantage can stem from:</text:p>
      <text:p text:style-name="P21">→<text:span text:style-name="T9"> </text:span><text:span text:style-name="T2">Lowering costs and adding value</text:span></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hapter 3 Quiz </text:p>
      <text:p text:style-name="P12"/>
      <text:p text:style-name="P12"/>
      <text:p text:style-name="P19">Compare and contrast the organizational structures of Cognizant (after restructuring) and that of Tata Consultancy Services (TCS).</text:p>
      <text:p text:style-name="P18">→<text:span text:style-name="T9"> </text:span>Your Answer:</text:p>
      <text:p text:style-name="P21">To me, they just were much more organized they split up departments and made them much better. one they were able to communicate better two they were able to handle the growth of it all. Those are two different issues that they both were struggling with. But in the end, knowing their faults and trying to figure it out for over 100,000+ employees. It made the structure and the culture of both of them much better. </text:p>
      <text:p text:style-name="P23"> </text:p>
      <text:p text:style-name="P21">But isn't that most of the companies? No one knowing how to communicate and how to work together. Also how to handle the supply and demand of a company. </text:p>
      <text:p text:style-name="P19">How does IS impact the 3 managerial levers: organizational, control and cultural?</text:p>
      <text:p text:style-name="P18"/>
      <text:p text:style-name="P18">→<text:span text:style-name="T9"> </text:span>Your Answer:</text:p>
      <text:p text:style-name="P21">Organizational, control, and cultural-- </text:p>
      <text:p text:style-name="P21">Keeping everything organized and making sure all I know of the policy and procedures. That the company has. </text:p>
      <text:p text:style-name="P23"> </text:p>
      <text:p text:style-name="P21">Tools and regulations are in place with control. Making sure that all IS are on the same system. </text:p>
      <text:p text:style-name="P23"> </text:p>
      <text:p text:style-name="P21">Training and HR systems and all have the culture in which the company wants to have as a whole. </text:p>
      <text:p text:style-name="P21"/>
      <text:p text:style-name="P21"><text:soft-page-break/></text:p>
      <text:p text:style-name="P5">National culture no longer predisposes workers to act in a certain way.</text:p>
      <text:p text:style-name="P5"/>
      <text:p text:style-name="P5">→<text:span text:style-name="T9"> False </text:span></text:p>
      <text:p text:style-name="P5"/>
      <text:p text:style-name="P5">Which of the following is not an organizational design variable?</text:p>
      <text:p text:style-name="P5"/>
      <text:p text:style-name="P5">→<text:span text:style-name="T9"> IT infrastructure </text:span></text:p>
      <text:p text:style-name="P5"/>
      <text:p text:style-name="P5">A matrix organization:</text:p>
      <text:p text:style-name="P5"/>
      <text:p text:style-name="P15"><text:span text:style-name="T10">Can involve multiple bosses and multiple teams</text:span></text:p>
      <text:section text:style-name="Sect1" text:name="answer_35261">
        <text:p text:style-name="P20"><text:span text:style-name="T10">Requires quite a bit of communication to be successful</text:span></text:p>
      </text:section>
      <text:section text:style-name="Sect1" text:name="answer_31242">
        <text:p text:style-name="P20"><text:span text:style-name="T10">Were rare for quite a while but have become more common in</text:span><text:bookmark text:name="answer_69590_arrow"/><text:span text:style-name="T10"> recent years</text:span></text:p>
      </text:section>
      <text:section text:style-name="Sect2" text:name="answer_69590">
        <text:p text:style-name="P20"><text:span text:style-name="T10">→</text:span><text:span text:style-name="T11"> </text:span><text:span text:style-name="T10">All of the above</text:span></text:p>
      </text:section>
      <text:p text:style-name="P5"/>
      <text:p text:style-name="P5">All of the following help to develop informal networks that play an important role in an organization EXCEPT for:</text:p>
      <text:p text:style-name="P5"/>
      <text:p text:style-name="P5">→<text:span text:style-name="T9"> Performance reviews </text:span></text:p>
      <text:p text:style-name="P5"/>
      <text:p text:style-name="P5"/>
      <text:p text:style-name="P16"><text:span text:style-name="T14">Match the organizational structure that you would find supporting the organization strategy of the following firms:</text:span></text:p>
      <text:p text:style-name="P16"><text:span text:style-name="T15"/></text:p>
      <text:p text:style-name="P17"><text:span text:style-name="T16">Flat organization → </text:span><text:span text:style-name="T15">A start-up venture in its first few years of existence </text:span></text:p>
      <text:p text:style-name="P17"><text:span text:style-name="T15"/></text:p>
      <text:p text:style-name="P17"><text:span text:style-name="T16">Matrix organization →</text:span><text:span text:style-name="T15"><text:tab/> A multi-national organization with regional and functional divisions</text:span></text:p>
      <text:p text:style-name="P17"><text:span text:style-name="T15"/></text:p>
      <text:p text:style-name="P17"><text:span text:style-name="T16">Hierarchical organization → </text:span><text:span text:style-name="T15">A military organization like the navy </text:span></text:p>
      <text:p text:style-name="P17"><text:span text:style-name="T15"/></text:p>
      <text:p text:style-name="P13"><text:span text:style-name="T13">Cognizant’s organizational structure was ________, but realized as its organization grew and its services became more complicated that a __________ structure for the organization was more appropriate</text:span></text:p>
      <text:p text:style-name="P13"><text:span text:style-name="T15"/></text:p>
      <text:p text:style-name="P9"><text:span text:style-name="T18">→ </text:span><text:span text:style-name="T3">hierarchical, matrix</text:span></text:p>
      <text:p text:style-name="P14"> </text:p>
      <text:p text:style-name="P5"><text:soft-page-break/><text:span text:style-name="T18">Organizational design is all about making sure that _________ are properly allocated, reflecting the structure of formal reporting relationships.</text:span></text:p>
      <text:p text:style-name="P5"><text:span text:style-name="T12"/></text:p>
      <text:p text:style-name="P5"><text:span text:style-name="T18">→ decision rights </text:span></text:p>
      <text:p text:style-name="P5"><text:span text:style-name="T18"/></text:p>
      <text:p text:style-name="P5">Cognizant moved to a matrix organization to “foster continuous operational implementations and better bottom-line results for clients.” Explain how the change of organizational design allowed Cognizant to succeed.</text:p>
      <text:p text:style-name="P18"><text:span text:style-name="T18"/></text:p>
      <text:p text:style-name="P18"><text:span text:style-name="T18">--&gt;Your Answer:</text:span></text:p>
      <text:p text:style-name="P21">At my job, I'm getting lots of IT companies wanting me to use their service for the IT needs. That They can supply all the work I need and I just sit back and relax. But yes this could work for some companies. I feel like not all can work like this. Having your own team would make things so much faster. We onboard and off-board lots of people. If I cad to do that with these companies then that would cost me more money than having someone onsite.</text:p>
      <text:p text:style-name="P19">The three components of the organizational strategy are organizational design, management control systems and _________.</text:p>
      <text:p text:style-name="P18">→<text:span text:style-name="T17"> </text:span>Your Answer:</text:p>
      <text:p text:style-name="P21">organizational culture</text:p>
      <text:p text:style-name="P21"/>
      <text:p text:style-name="P21">In which type of organizational design do middle managers do the primary information processing and communication function, telling subordinates what to do and then reporting the outcome to senior management?</text:p>
      <text:p text:style-name="P21">→<text:span text:style-name="T17"> Hierarchical </text:span></text:p>
      <text:p text:style-name="P19">Ideally, the person who has the most information about a decision and who is in the best position to understand the relevant issues is the person with __________ for the decision.</text:p>
      <text:p text:style-name="P18">Your Answer: →<text:span text:style-name="T17"> </text:span>decision rights</text:p>
      <text:p text:style-name="P18"/>
      <text:p text:style-name="P18"><text:soft-page-break/></text:p>
      <text:p text:style-name="P21">A firm is usually a mix of different organizational structures, known as a hybrid structure.</text:p>
      <text:p text:style-name="P21">→<text:span text:style-name="T17"> True </text:span></text:p>
      <text:p text:style-name="P21">Which organization structure typically assigns workers two or more supervisors in an effort to make sure multiple dimensions of the business are integrated</text:p>
      <text:p text:style-name="P21">→<text:span text:style-name="T17"> Matrix </text:span></text:p>
      <text:p text:style-name="P22">Chapter 4 Quiz </text:p>
      <text:p text:style-name="P22"/>
      <text:p text:style-name="P22"/>
      <text:p text:style-name="P21"/>
      <text:p text:style-name="P21"/>
      <text:p text:style-name="P5"><text:span text:style-name="T18"/></text:p>
      <text:p text:style-name="P17"><text:span text:style-name="T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14:18:40.313078930</meta:creation-date>
    <dc:date>2021-10-12T15:27:38.095815260</dc:date>
    <meta:editing-duration>PT15M57S</meta:editing-duration>
    <meta:editing-cycles>2</meta:editing-cycles>
    <meta:generator>LibreOffice/6.4.7.2$Linux_X86_64 LibreOffice_project/40$Build-2</meta:generator>
    <meta:document-statistic meta:table-count="0" meta:image-count="0" meta:object-count="0" meta:page-count="10" meta:paragraph-count="135" meta:word-count="1793" meta:character-count="11049" meta:non-whitespace-character-count="9320"/>
  </office:meta>
</office:document-meta>
</file>